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e8d4d" officeooo:paragraph-rsid="002e8d4d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fbe4b" officeooo:paragraph-rsid="002fbe4b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style:font-name="Calibri1" officeooo:rsid="002df41c" officeooo:paragraph-rsid="002df41c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248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f41c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a411" officeooo:paragraph-rsid="002aa411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8d4d" officeooo:paragraph-rsid="002e8d4d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20d9" officeooo:paragraph-rsid="002f20d9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be4b" officeooo:paragraph-rsid="002fbe4b" style:font-size-asian="7pt" style:font-size-complex="7pt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T1" style:family="text">
      <style:text-properties officeooo:rsid="002f20d9"/>
    </style:style>
    <style:style style:name="T2" style:family="text">
      <style:text-properties officeooo:rsid="001d9a52"/>
    </style:style>
    <style:style style:name="T3" style:family="text">
      <style:text-properties officeooo:rsid="002fbe4b"/>
    </style:style>
    <style:style style:name="T4" style:family="text">
      <style:text-properties officeooo:rsid="002ff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ater Creation</text:p>
      <text:p text:style-name="P10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Strike</text:p>
          </table:table-cell>
          <table:table-cell table:style-name="Table1.A1" office:value-type="string">
            <text:p text:style-name="P11">Block</text:p>
          </table:table-cell>
          <table:table-cell table:style-name="Table1.A1" office:value-type="string">
            <text:p text:style-name="P11">Shoot</text:p>
          </table:table-cell>
          <table:table-cell table:style-name="Table1.A1" office:value-type="string">
            <text:p text:style-name="P11">Dodge</text:p>
          </table:table-cell>
          <table:table-cell table:style-name="Table1.A1" office:value-type="string">
            <text:p text:style-name="P11">Zap</text:p>
          </table:table-cell>
        </table:table-row>
        <table:table-row table:style-name="Table1.1">
          <table:table-cell table:style-name="Table1.A1" office:value-type="string">
            <text:p text:style-name="P11">Flowing</text:p>
          </table:table-cell>
          <table:table-cell table:style-name="Table1.A1" office:value-type="string">
            <text:p text:style-name="P11">RS+2</text:p>
          </table:table-cell>
          <table:table-cell table:style-name="Table1.A1" office:value-type="string">
            <text:p text:style-name="P11">SW+2</text:p>
          </table:table-cell>
          <table:table-cell table:style-name="Table1.A1" office:value-type="string">
            <text:p text:style-name="P11">RS+1</text:p>
          </table:table-cell>
          <table:table-cell table:style-name="Table1.A1" office:value-type="string">
            <text:p text:style-name="P11">RW+4</text:p>
          </table:table-cell>
          <table:table-cell table:style-name="Table1.A1" office:value-type="string">
            <text:p text:style-name="P11">PW+1</text:p>
          </table:table-cell>
        </table:table-row>
        <table:table-row table:style-name="Table1.1">
          <table:table-cell table:style-name="Table1.A3" office:value-type="string">
            <text:p text:style-name="P11">Tempest</text:p>
          </table:table-cell>
          <table:table-cell table:style-name="Table1.A3" office:value-type="string">
            <text:p text:style-name="P11">MS+0</text:p>
          </table:table-cell>
          <table:table-cell table:style-name="Table1.A3" office:value-type="string">
            <text:p text:style-name="P11">MR+2</text:p>
          </table:table-cell>
          <table:table-cell table:style-name="Table1.A3" office:value-type="string">
            <text:p text:style-name="P11">PS+4</text:p>
          </table:table-cell>
          <table:table-cell table:style-name="Table1.A3" office:value-type="string">
            <text:p text:style-name="P11">RS+3</text:p>
          </table:table-cell>
          <table:table-cell table:style-name="Table1.A3" office:value-type="string">
            <text:p text:style-name="P11">CP+1</text:p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Cost</text:p>
          </table:table-cell>
          <table:table-cell table:style-name="Table2.A1" office:value-type="string">
            <text:p text:style-name="P7">Burn</text:p>
          </table:table-cell>
          <table:table-cell table:style-name="Table2.A1" office:value-type="string">
            <text:p text:style-name="P8">Effects</text:p>
          </table:table-cell>
          <table:table-cell table:style-name="Table2.A1" office:value-type="string">
            <text:p text:style-name="P7">Enhancements</text:p>
          </table:table-cell>
        </table:table-row>
        <table:table-row table:style-name="Table2.1">
          <table:table-cell table:style-name="Table2.A1" office:value-type="string">
            <text:p text:style-name="P2">Drowning Attack</text:p>
          </table:table-cell>
          <table:table-cell table:style-name="Table2.A1" office:value-type="string">
            <text:p text:style-name="P2">Attack, Ranged, One Targe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list xml:id="list3651250174" text:style-name="WWNum2">
              <text:list-item>
                <text:p text:style-name="P21">Damage (1d8 + SKL) (Penetrating, Drowning)</text:p>
              </text:list-item>
              <text:list-item>
                <text:p text:style-name="P21">Knock (0)</text:p>
              </text:list-item>
              <text:list-item>
                <text:p text:style-name="P21">Negated By (Self-Contained Breathing, Water Breathing)</text:p>
              </text:list-item>
              <text:list-item>
                <text:p text:style-name="P21">Range Band (4)</text:p>
              </text:list-item>
            </text:list>
          </table:table-cell>
          <table:table-cell table:style-name="Table2.A1" office:value-type="string">
            <text:list xml:id="list997775116" text:style-name="WWNum1">
              <text:list-item>
                <text:p text:style-name="P14">Accuracy +2 / x2 / +0B / 10P</text:p>
              </text:list-item>
              <text:list-item>
                <text:p text:style-name="P18">Choke – Power gains Choke (Toughness) / x1 / +1B / 10P</text:p>
              </text:list-item>
              <text:list-item>
                <text:p text:style-name="P18">Crashing Wave – Power gains Prone (Muscle, Reflex) / x1 / +1B / 10P</text:p>
              </text:list-item>
              <text:list-item>
                <text:p text:style-name="P14">Burn -1 / x3 / -- / 10P</text:p>
              </text:list-item>
              <text:list-item>
                <text:p text:style-name="P14">Dmg Die / x2 / +1B / <text:span text:style-name="T2">3</text:span>0P</text:p>
              </text:list-item>
              <text:list-item>
                <text:p text:style-name="P14">Dmg Die / x2 / -2A / <text:span text:style-name="T2">3</text:span>0P</text:p>
              </text:list-item>
              <text:list-item>
                <text:p text:style-name="P14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Flow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62549735861882" text:continue-list="list3651250174" text:style-name="WWNum2">
              <text:list-item>
                <text:p text:style-name="P21">Run (9)</text:p>
              </text:list-item>
              <text:list-item>
                <text:p text:style-name="P22">Swim (9)</text:p>
              </text:list-item>
              <text:list-item>
                <text:p text:style-name="P21">Overland (2)</text:p>
              </text:list-item>
            </text:list>
          </table:table-cell>
          <table:table-cell table:style-name="Table2.A1" office:value-type="string">
            <text:list xml:id="list162549861203064" text:continue-list="list997775116" text:style-name="WWNum1">
              <text:list-item>
                <text:p text:style-name="P15">Burn -1 / x3 / -- / 10P</text:p>
              </text:list-item>
              <text:list-item>
                <text:p text:style-name="P15">Move / x3 / +1B / 10P</text:p>
              </text:list-item>
              <text:list-item>
                <text:p text:style-name="P15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ealing Water</text:p>
          </table:table-cell>
          <table:table-cell table:style-name="Table2.A1" office:value-type="string">
            <text:p text:style-name="P4">Buff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55909995190586" text:style-name="WWNum1">
              <text:list-item>
                <text:p text:style-name="P23">Heal (2d6)</text:p>
              </text:list-item>
              <text:list-item>
                <text:p text:style-name="P23">Revives</text:p>
              </text:list-item>
            </text:list>
          </table:table-cell>
          <table:table-cell table:style-name="Table2.A1" office:value-type="string">
            <text:list xml:id="list162549283716485" text:continue-numbering="true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Wall of Water</text:p>
          </table:table-cell>
          <table:table-cell table:style-name="Table2.A1" office:value-type="string">
            <text:p text:style-name="P5">Utility, Half Action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8/<text:span text:style-name="T1">1</text:span></text:p>
          </table:table-cell>
          <table:table-cell table:style-name="Table2.A1" office:value-type="string">
            <text:list xml:id="list162549129433781" text:continue-list="list162549735861882" text:style-name="WWNum2">
              <text:list-item>
                <text:p text:style-name="P24">Wall (<text:span text:style-name="T1">2</text:span> hex / <text:span text:style-name="T1">5</text:span>0 HP / <text:span text:style-name="T1">250 kg</text:span>)</text:p>
              </text:list-item>
              <text:list-item>
                <text:p text:style-name="P25">Armor (2/6/0)</text:p>
              </text:list-item>
              <text:list-item>
                <text:p text:style-name="P25">Anyone with a Swim speed can move through the wall at a cost of 3 movement</text:p>
              </text:list-item>
              <text:list-item>
                <text:p text:style-name="P25">Every 2 hexes of wall requires Burn (1) maintenance</text:p>
              </text:list-item>
            </text:list>
          </table:table-cell>
          <table:table-cell table:style-name="Table2.A1" office:value-type="string">
            <text:list xml:id="list162548879683917" text:continue-list="list162549861203064" text:style-name="WWNum1">
              <text:list-item>
                <text:p text:style-name="P15">Area x2 / x3 / +1B / 10P</text:p>
              </text:list-item>
              <text:list-item>
                <text:p text:style-name="P15">Burn -1 / x3 / -- / 10P</text:p>
              </text:list-item>
              <text:list-item>
                <text:p text:style-name="P15">Wall HP / x3 / 0B / 10P</text:p>
              </text:list-item>
              <text:list-item>
                <text:p text:style-name="P15">Wall Weight / x3 / 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1">Water Blast</text:p>
          </table:table-cell>
          <table:table-cell table:style-name="Table2.A6" office:value-type="string">
            <text:p text:style-name="P1">Attack, Ranged, One Target</text:p>
          </table:table-cell>
          <table:table-cell table:style-name="Table2.A6" office:value-type="string">
            <text:p text:style-name="P1">20</text:p>
          </table:table-cell>
          <table:table-cell table:style-name="Table2.A6" office:value-type="string">
            <text:p text:style-name="P1">6</text:p>
          </table:table-cell>
          <table:table-cell table:style-name="Table2.A6" office:value-type="string">
            <text:list xml:id="list162548914730123" text:continue-list="list162549129433781" text:style-name="WWNum2">
              <text:list-item>
                <text:p text:style-name="P26">Damage (2d8 + SKL) (Physical, Smash)</text:p>
              </text:list-item>
              <text:list-item>
                <text:p text:style-name="P26">Knock (2)</text:p>
              </text:list-item>
              <text:list-item>
                <text:p text:style-name="P26">Extra Knock (2)</text:p>
              </text:list-item>
              <text:list-item>
                <text:p text:style-name="P26">Range Band (4)</text:p>
              </text:list-item>
            </text:list>
          </table:table-cell>
          <table:table-cell table:style-name="Table2.A6" office:value-type="string">
            <text:list xml:id="list173152193904621" text:style-name="WWNum1">
              <text:list-item>
                <text:p text:style-name="P15">Accuracy +2 / x2 / +0B / 10P</text:p>
              </text:list-item>
              <text:list-item>
                <text:p text:style-name="P15">Burn -1 / x3 / +0B / 10P</text:p>
              </text:list-item>
              <text:list-item>
                <text:p text:style-name="P15">Dmg Die / x3 / +1B / 10P</text:p>
              </text:list-item>
              <text:list-item>
                <text:p text:style-name="P15">Dmg Die / x3 / -2A / 10P</text:p>
              </text:list-item>
              <text:list-item>
                <text:p text:style-name="P15">Knock +1 / x1 / +1B / 10P</text:p>
              </text:list-item>
              <text:list-item>
                <text:p text:style-name="P15">Knock Dice +1 / x2 / +1B / 10P 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3">Water Breathing</text:p>
          </table:table-cell>
          <table:table-cell table:style-name="Table2.A6" office:value-type="string">
            <text:p text:style-name="P3">Trait</text:p>
          </table:table-cell>
          <table:table-cell table:style-name="Table2.A6" office:value-type="string">
            <text:p text:style-name="P3">20</text:p>
          </table:table-cell>
          <table:table-cell table:style-name="Table2.A6" office:value-type="string">
            <text:p text:style-name="P3">0</text:p>
          </table:table-cell>
          <table:table-cell table:style-name="Table2.A6" office:value-type="string">
            <text:list xml:id="list162550566743529" text:continue-list="list162548914730123" text:style-name="WWNum2">
              <text:list-item>
                <text:p text:style-name="P28">Can breathe underwater</text:p>
              </text:list-item>
              <text:list-item>
                <text:p text:style-name="P28">Resist (1) (Gas, Choking)</text:p>
              </text:list-item>
            </text:list>
          </table:table-cell>
          <table:table-cell table:style-name="Table2.A6" office:value-type="string">
            <text:list xml:id="list162550744971497" text:continue-list="list173152193904621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Water Spray</text:p>
          </table:table-cell>
          <table:table-cell table:style-name="Table2.A1" office:value-type="string">
            <text:p text:style-name="P1">Attack, Point Blank, Area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list xml:id="list162549664994345" text:continue-list="list162550566743529" text:style-name="WWNum2">
              <text:list-item>
                <text:p text:style-name="P26">Damage (2d6 + SKL) (Physical, Smash)</text:p>
              </text:list-item>
              <text:list-item>
                <text:p text:style-name="P26">Knock (2)</text:p>
              </text:list-item>
              <text:list-item>
                <text:p text:style-name="P26">Cone (3)</text:p>
              </text:list-item>
            </text:list>
          </table:table-cell>
          <table:table-cell table:style-name="Table2.A1" office:value-type="string">
            <text:list xml:id="list162550663433141" text:continue-list="list162550744971497" text:style-name="WWNum1">
              <text:list-item>
                <text:p text:style-name="P15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Watery Grave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62549556297031" text:continue-list="list162549283716485" text:style-name="WWNum1">
              <text:list-item>
                <text:p text:style-name="P29">Entangle (4d6) (2/4/x)</text:p>
              </text:list-item>
              <text:list-item>
                <text:p text:style-name="P29">Each Round: Damage (1d6) (Penetrating, Drowning)</text:p>
              </text:list-item>
              <text:list-item>
                <text:p text:style-name="P29">Range Band (4)</text:p>
              </text:list-item>
            </text:list>
          </table:table-cell>
          <table:table-cell table:style-name="Table2.A1" office:value-type="string">
            <text:list xml:id="list162548919729947" text:continue-list="list162549664994345" text:style-name="WWNum2">
              <text:list-item>
                <text:p text:style-name="P17">Accuracy +2 / x2 / +0B / 10P</text:p>
              </text:list-item>
              <text:list-item>
                <text:p text:style-name="P17">Armor / x3 / +0B / 10P</text:p>
              </text:list-item>
              <text:list-item>
                <text:p text:style-name="P17"><text:span text:style-name="T3">Damage</text:span> Die Step / x2 / +1B / 10P</text:p>
              </text:list-item>
              <text:list-item>
                <text:p text:style-name="P17">Entangle Die / x3 / +1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1">Watery Sheen</text:p>
          </table:table-cell>
          <table:table-cell table:style-name="Table2.A6" office:value-type="string">
            <text:p text:style-name="P1">Armor, Activated, <text:span text:style-name="T4">Self or Others</text:span></text:p>
          </table:table-cell>
          <table:table-cell table:style-name="Table2.A6" office:value-type="string">
            <text:p text:style-name="P1">20</text:p>
          </table:table-cell>
          <table:table-cell table:style-name="Table2.A6" office:value-type="string">
            <text:p text:style-name="P1">2/<text:span text:style-name="T4">4</text:span></text:p>
          </table:table-cell>
          <table:table-cell table:style-name="Table2.A6" office:value-type="string">
            <text:list xml:id="list162549985255550" text:continue-list="list162549556297031" text:style-name="WWNum1">
              <text:list-item>
                <text:p text:style-name="P27">Armor (2/4/0)</text:p>
              </text:list-item>
              <text:list-item>
                <text:p text:style-name="P27">Resist (1) (Fire, Heat)</text:p>
              </text:list-item>
              <text:list-item>
                <text:p text:style-name="P27">Armor does not work against physical piercing attacks</text:p>
              </text:list-item>
            </text:list>
          </table:table-cell>
          <table:table-cell table:style-name="Table2.A6" office:value-type="string">
            <text:list xml:id="list162550879574419" text:continue-numbering="true" text:style-name="WWNum1">
              <text:list-item>
                <text:p text:style-name="P16">Armor / x3 / +0B / 10P</text:p>
              </text:list-item>
              <text:list-item>
                <text:p text:style-name="P16">Burn -1 / x3 / +0B / 10P</text:p>
              </text:list-item>
              <text:list-item>
                <text:p text:style-name="P20">Resist +1 / x2 / +1B / 20P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9</meta:editing-cycles>
    <meta:creation-date>2022-06-06T19:36:00</meta:creation-date>
    <dc:date>2023-09-02T16:25:48.724000000</dc:date>
    <meta:editing-duration>PT7H11M57S</meta:editing-duration>
    <meta:generator>LibreOffice/7.4.2.3$Windows_X86_64 LibreOffice_project/382eef1f22670f7f4118c8c2dd222ec7ad009daf</meta:generator>
    <meta:document-statistic meta:table-count="2" meta:image-count="0" meta:object-count="0" meta:page-count="1" meta:paragraph-count="121" meta:word-count="497" meta:character-count="1988" meta:non-whitespace-character-count="1666"/>
    <meta:user-defined meta:name="AppVersion">16.0000</meta:user-defined>
    <meta:template xlink:type="simple" xlink:actuate="onRequest" xlink:title="Normal.dotm" xlink:href=""/>
  </office:meta>
</office:document-meta>
</file>